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51in" fo:margin-left="0in" table:align="left" fo:keep-with-next="always"/>
    </style:style>
    <style:style style:name="Table1.A" style:family="table-column">
      <style:table-column-properties style:column-width="0.3549in"/>
    </style:style>
    <style:style style:name="Table1.B" style:family="table-column">
      <style:table-column-properties style:column-width="3.7813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4.25in" style:rel-column-width="41613*"/>
    </style:style>
    <style:style style:name="Table2.C" style:family="table-column">
      <style:table-column-properties style:column-width="0.6903in" style:rel-column-width="6758*"/>
    </style:style>
    <style:style style:name="Table2.D" style:family="table-column">
      <style:table-column-properties style:column-width="1.3132in" style:rel-column-width="1286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47in" style:rel-column-width="16495*"/>
    </style:style>
    <style:style style:name="Tablica4.B" style:family="table-column">
      <style:table-column-properties style:column-width="5.0083in" style:rel-column-width="49040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4.9319in" table:align="margins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4.9319in" table:align="margins" style:may-break-between-rows="true"/>
    </style:style>
    <style:style style:name="Table6.A" style:family="table-column">
      <style:table-column-properties style:column-width="4.9319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6931in" table:align="margins" style:may-break-between-rows="true"/>
    </style:style>
    <style:style style:name="Table5.A" style:family="table-column">
      <style:table-column-properties style:column-width="1.6854in" style:rel-column-width="16502*"/>
    </style:style>
    <style:style style:name="Table5.B" style:family="table-column">
      <style:table-column-properties style:column-width="5.0076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533b9e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6c24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25022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3b9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25022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645ef5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5f984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5cfe29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533b9e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65013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666612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e4fbe7"/>
    </style:style>
    <style:style style:name="T3" style:family="text">
      <style:text-properties style:text-underline-style="none" officeooo:rsid="00bbd1e2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120ec3c" style:font-name-asian="Microsoft YaHei" style:font-name-complex="Mang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fd8749" style:font-weight-asian="normal" style:font-weight-complex="normal"/>
    </style:style>
    <style:style style:name="T18" style:family="text">
      <style:text-properties style:font-name="Arial1" style:text-underline-style="none"/>
    </style:style>
    <style:style style:name="T19" style:family="text">
      <style:text-properties style:font-name="Arial1" style:text-underline-style="none" officeooo:rsid="010e365d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2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3" style:family="text">
      <style:text-properties style:font-name="Arial1" officeooo:rsid="00fd8749"/>
    </style:style>
    <style:style style:name="T24" style:family="text">
      <style:text-properties style:font-name="Arial1" officeooo:rsid="01517cf9"/>
    </style:style>
    <style:style style:name="T25" style:family="text">
      <style:text-properties officeooo:rsid="00e4fbe7"/>
    </style:style>
    <style:style style:name="T26" style:family="text">
      <style:text-properties officeooo:rsid="0120ec3c"/>
    </style:style>
    <style:style style:name="T27" style:family="text">
      <style:text-properties officeooo:rsid="010e365d"/>
    </style:style>
    <style:style style:name="T28" style:family="text">
      <style:text-properties style:font-name-asian="Arial1" style:font-name-complex="Arial1"/>
    </style:style>
    <style:style style:name="T29" style:family="text">
      <style:text-properties officeooo:rsid="016c032c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2" style:family="text">
      <style:text-properties fo:font-size="6pt" style:text-underline-style="none" style:font-size-asian="5.25pt" style:font-size-complex="6pt"/>
    </style:style>
    <style:style style:name="T33" style:family="text">
      <style:text-properties fo:font-size="6pt" style:text-underline-style="none" fo:font-weight="normal" officeooo:rsid="00bbd1e2" style:font-size-asian="5.25pt" style:font-weight-asian="normal" style:font-size-complex="6pt" style:font-weight-complex="normal"/>
    </style:style>
    <style:style style:name="T34" style:family="text">
      <style:text-properties officeooo:rsid="00fd8749"/>
    </style:style>
    <style:style style:name="T35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paragraph" draw:z-index="0" draw:name="Shape1" draw:style-name="gr1" draw:text-style-name="P82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39"><text:span text:style-name="T30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9"><text:text-input text:description="&lt;o.partner_shipping_id.title_after or ''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47"/>
            </table:table-cell>
            <table:table-cell table:style-name="Table1.A1" office:value-type="string">
              <text:p text:style-name="P25"><text:span text:style-name="T31"><text:text-input text:description="&lt;if test=&quot;o.partner_id.is_company and o.partner_id.vat&quot;&gt;">if company and vat</text:text-input></text:span><text:span text:style-name="T34"><text:text-input text:description="&lt;_(&quot;VAT no.&quot;)&gt;">VAT no.</text:text-input></text:span><text:span text:style-name="T17">:</text:span><text:span text:style-name="T35"> </text:span><text:span text:style-name="T23"><text:text-input text:description="&lt;(o.partner_id.vat.replace('HR','') or '')&gt;">VAT</text:text-input></text:span><text:span text:style-name="T21"><text:text-input text:description="&lt;/if&gt;">end if</text:text-input></text:span></text:p>
              <text:p text:style-name="P26"><text:span text:style-name="T20"><text:text-input text:description="&lt;if test=&quot;not o.partner_id.is_company and o.partner_id.vat&quot;&gt;">if company and vat</text:text-input></text:span><text:span text:style-name="T24"><text:text-input text:description="&lt;_(&quot;PID&quot;)&gt;">PID</text:text-input></text:span><text:span text:style-name="T21">:</text:span><text:span text:style-name="T22"> </text:span><text:span text:style-name="T23"><text:text-input text:description="&lt;(o.partner_id.vat.replace('HR','') or '')&gt;">VAT</text:text-input></text:span><text:span text:style-name="T21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1"><text:text-input text:description="&lt;_(&quot;Date offer&quot;)&gt;">Date offer</text:text-input>: <text:span text:style-name="T15"><text:text-input text:description="&lt;formatLang(o.date_order or '',date=True)&gt;">date</text:text-input></text:span></text:p>
            <text:p text:style-name="P52"><text:span text:style-name="T7"><text:text-input text:description="&lt;_(&quot;Salesperson&quot;)&gt;">Salesperson</text:text-input></text:span><text:span text:style-name="T6">:</text:span><text:span text:style-name="T12"> </text:span><text:span text:style-name="T12"><text:text-input text:description="&lt;o.user_id.name or ''&gt;">user_id.name</text:text-input></text:span></text:p>
            <text:p text:style-name="P53"><text:span text:style-name="T8"><text:text-input text:description="&lt;_(&quot;Email&quot;)&gt;">Email</text:text-input></text:span><text:span text:style-name="T6">:</text:span><text:span text:style-name="T12"> </text:span><text:span text:style-name="T12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D1" office:value-type="string">
            <text:p text:style-name="P65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D2" office:value-type="string">
            <text:p text:style-name="P72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base_price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8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5"><text:span text:style-name="T13"><text:text-input text:description="&lt;_(&quot;TOTAL&quot;)&gt;">TOTAL</text:text-input></text:span><text:span text:style-name="T13">:</text:span></text:p>
          </table:table-cell>
          <table:covered-table-cell/>
          <table:table-cell table:style-name="Table2.A10" table:number-columns-spanned="2" office:value-type="string">
            <text:p text:style-name="P78"><text:text-input text:description="&lt;formatLang(o.list_amount, digits=2) or ''&gt;">Total</text:text-input><text:s/><text:span text:style-name="T18"><text:text-input text:description="&lt;objects.currency_id.name or ''&gt;">curr</text:text-input></text:span><text:span text:style-name="T18"><text:s/>/ </text:span><text:span text:style-name="T33"><text:text-input text:description="&lt;if test=&quot;o.company_id.inverse_currency_rate&quot;&gt;">if exchange_rate</text:text-input></text:span><text:span text:style-name="T1"><text:text-input text:description="&lt;formatLang(o.list_amount *o.lcy_rate, digits=2) or ''&gt;">Total</text:text-input></text:span><text:span text:style-name="T33"><text:text-input text:description="&lt;/if&gt;">end if</text:text-input></text:span><text:span text:style-name="T33"><text:text-input text:description="&lt;if test=&quot;not(o.company_id.inverse_currency_rate)&quot;&gt;">if exchange_rate</text:text-input></text:span><text:span text:style-name="T3"><text:text-input text:description="&lt;formatLang(o.list_amount *(1/o.lcy_rate), digits=2) or ''&gt;">Total</text:text-input></text:span><text:span text:style-name="T33"><text:text-input text:description="&lt;/if&gt;">end if</text:text-input></text:span><text:span text:style-name="T1"><text:s/></text:span><text:span text:style-name="T19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5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79"><text:text-input text:description="&lt;formatLang(o.discount_total, digits=2) or ''&gt;">total disc</text:text-input><text:s/><text:text-input text:description="&lt;objects.currency_id.name or ''&gt;">curr</text:text-input><text:s/>/ <text:span text:style-name="T33"><text:text-input text:description="&lt;if test=&quot;o.company_id.inverse_currency_rate&quot;&gt;">if exchange_rate</text:text-input></text:span><text:text-input text:description="&lt;formatLang(o.discount_total*o.lcy_rate, digits=2) or ''&gt;">total disc</text:text-input><text:span text:style-name="T33"><text:text-input text:description="&lt;/if&gt;">end if</text:text-input></text:span><text:span text:style-name="T33"><text:text-input text:description="&lt;if test=&quot;not(o.company_id.inverse_currency_rate)&quot;&gt;">if exchange_rate</text:text-input></text:span><text:span text:style-name="T3"><text:text-input text:description="&lt;formatLang(o.discount_total*(1/o.lcy_rate), digits=2) or ''&gt;">total disc</text:text-input></text:span><text:span text:style-name="T33"><text:text-input text:description="&lt;/if&gt;">end if</text:text-input></text:span><text:s/><text:span text:style-name="T27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81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5"><text:span text:style-name="T26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77"><text:text-input text:description="&lt;formatLang(o.amount_untaxed, digits=2) or ''&gt;">untaxed</text:text-input><text:s/><text:span text:style-name="T18"><text:text-input text:description="&lt;objects.currency_id.name or ''&gt;">curr</text:text-input></text:span><text:span text:style-name="T18"><text:s/>/ </text:span><text:span text:style-name="T1"><text:text-input text:description="&lt;formatLang(o.lcy_amount_untaxed, digits=2) or ''&gt;">untaxed</text:text-input></text:span><text:span text:style-name="T1"><text:s/></text:span><text:span text:style-name="T19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6"><text:span text:style-name="T28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77"><text:text-input text:description="&lt;formatLang(o.amount_tax, digits=2) or ''&gt;">tax</text:text-input><text:s/><text:span text:style-name="T18"><text:text-input text:description="&lt;objects.currency_id.name or ''&gt;">curr</text:text-input></text:span><text:span text:style-name="T18"><text:s/>/ </text:span><text:span text:style-name="T1"><text:text-input text:description="&lt;formatLang(o.lcy_amount_tax, digits=2) or ''&gt;">tax</text:text-input></text:span><text:span text:style-name="T1"><text:s/></text:span><text:span text:style-name="T19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5"><text:span text:style-name="T14"><text:text-input text:description="&lt;_(&quot;TOTAL&quot;)&gt;">TOTAL WITH VAT</text:text-input></text:span><text:span text:style-name="T13">:</text:span></text:p>
          </table:table-cell>
          <table:covered-table-cell/>
          <table:table-cell table:style-name="Table2.A10" table:number-columns-spanned="2" office:value-type="string">
            <text:p text:style-name="P77"><text:text-input text:description="&lt;formatLang(o.amount_total, digits=2) or ''&gt;">Total</text:text-input><text:s/><text:span text:style-name="T18"><text:text-input text:description="&lt;objects.currency_id.name or ''&gt;">curr</text:text-input></text:span><text:span text:style-name="T18"><text:s/>/ </text:span><text:span text:style-name="T1"><text:text-input text:description="&lt;formatLang(o.lcy_amount_total, digits=2) or ''&gt;">Total</text:text-input></text:span><text:span text:style-name="T1"><text:s/></text:span><text:span text:style-name="T19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3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9"><text:text-input text:description="&lt;_(&quot;Exchange rate&quot;)&gt;">Exchange rate</text:text-input></text:span><text:span text:style-name="T9">:</text:span> <text:text-input text:description="&lt;formatLang(o.lcy_date or '',date=True)&gt;">lcy_date</text:text-input>cy_datecy_date</text:p>
          </table:table-cell>
          <table:table-cell table:style-name="Tablica7.A1" office:value-type="string">
            <text:p text:style-name="P44"><text:span text:style-name="T25">1 </text:span><text:span text:style-name="T25"><text:text-input text:description="&lt;o.currency_id.name or ''&gt;">Document currency</text:text-input></text:span><text:span text:style-name="T25"><text:s/>= </text:span><text:span text:style-name="T32"><text:text-input text:description="&lt;if test=&quot;o.company_id.inverse_currency_rate&quot;&gt;">if exchange_rate</text:text-input></text:span><text:span text:style-name="T2"><text:text-input text:description="&lt;formatLang(o.lcy_rate, digits=6) or ''&gt;">lcy_rate</text:text-input></text:span><text:span text:style-name="T32"><text:text-input text:description="&lt;/if&gt;">end if</text:text-input></text:span><text:span text:style-name="T32"><text:text-input text:description="&lt;if test=&quot;not(o.company_id.inverse_currency_rate)&quot;&gt;">if exchange_rate</text:text-input></text:span><text:span text:style-name="T2"><text:text-input text:description="&lt;formatLang((1/o.lcy_rate), digits=6) or ''&gt;">lcy_rate</text:text-input></text:span><text:span text:style-name="T32"><text:text-input text:description="&lt;/if&gt;">end if</text:text-input></text:span><text:span text:style-name="T25"><text:s/></text:span><text:span text:style-name="T25"><text:text-input text:description="&lt;company.currency_id.name or ''&gt;">Company currency</text:text-input></text:span><text:span text:style-name="T25"><text:s/></text:span><text:span text:style-name="T25"><text:text-input text:description="&lt; _('on date ')&gt;">on date</text:text-input></text:span><text:span text:style-name="T25"><text:s/></text:span><text:span text:style-name="T25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4"><text:text-input text:description="&lt;/for&gt;">End For line</text:text-input></text:p>
            <text:p text:style-name="P36"><text:text-input text:description="&lt;for each=&quot;warranty  in o.warranty_period_data_sale_ids&quot;&gt;">For line</text:text-input></text:p>
            <text:p text:style-name="P43"><text:text-input text:description="&lt;warranty.description or ''&gt;">price_description</text:text-input></text:p>
            <text:p text:style-name="P3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4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8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9"><text:text-input text:description="&lt;if test=&quot;o.date_offer_validity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11"><text:text-input text:description="&lt;_(&quot;Validity of offer&quot;)&gt;">Offer validity date</text:text-input></text:span><text:span text:style-name="T9">:</text:span></text:p>
          </table:table-cell>
          <table:table-cell table:style-name="Tablica4.A1" office:value-type="string">
            <text:p text:style-name="P60"><text:text-input text:description="&lt;formatLang(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data_new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_new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6"><text:text-input text:description="&lt;o.partner_bank_id.bank.name or ''&gt;">bank_name</text:text-input></text:span><text:span text:style-name="T16">, </text:span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<text:s/></text:span><text:span text:style-name="T16"><text:text-input text:description="&lt;o.partner_bank_id.bank.city or ''&gt;">bank_city</text:text-input></text:span></text:p>
            <text:p text:style-name="P14"><text:span text:style-name="T16"><text:text-input text:description="&lt;_(&quot;SWIFT&quot;)&gt;">_SWIFT</text:text-input></text:span><text:span text:style-name="T16">:</text:span> <text:span text:style-name="T16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3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8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6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e5.A1" office:value-type="string">
            <text:p text:style-name="P59"><text:text-input text:description="&lt;o.technical_conditions_data_new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2-01T15:24:55.509103566</dc:date>
    <meta:editing-duration>P1DT23H14M1S</meta:editing-duration>
    <meta:editing-cycles>333</meta:editing-cycles>
    <meta:generator>LibreOffice/6.1.3.2$Linux_X86_64 LibreOffice_project/10$Build-2</meta:generator>
    <meta:document-statistic meta:table-count="11" meta:image-count="0" meta:object-count="0" meta:page-count="2" meta:paragraph-count="102" meta:word-count="613" meta:character-count="2067" meta:non-whitespace-character-count="1926"/>
  </office:meta>
</office:document-meta>
</file>